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864b" officeooo:paragraph-rsid="0011864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1864b" officeooo:paragraph-rsid="0011864b" style:font-weight-asian="normal" style:font-weight-complex="normal"/>
    </style:style>
    <style:style style:name="P3" style:family="paragraph" style:parent-style-name="Standard" style:list-style-name="L2">
      <style:text-properties style:text-underline-style="none" fo:font-weight="normal" officeooo:rsid="00137994" officeooo:paragraph-rsid="00137994" style:font-weight-asian="normal" style:font-weight-complex="normal"/>
    </style:style>
    <style:style style:name="P4" style:family="paragraph" style:parent-style-name="Standard" style:list-style-name="L2">
      <style:text-properties style:text-underline-style="none" fo:font-weight="normal" officeooo:rsid="00138f42" officeooo:paragraph-rsid="00138f42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officeooo:rsid="0014f656" officeooo:paragraph-rsid="0014f656" style:font-weight-asian="normal" style:font-weight-complex="normal"/>
    </style:style>
    <style:style style:name="T1" style:family="text">
      <style:text-properties officeooo:rsid="001379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de avance TP grupal:</text:p>
      <text:p text:style-name="P1"/>
      <text:p text:style-name="P2">_Fecha: 25/11</text:p>
      <text:p text:style-name="P2"/>
      <text:p text:style-name="P2">_<text:span text:style-name="T1">Se agregaron los siguientes elementos:</text:span></text:p>
      <text:p text:style-name="P2"/>
      <text:list xml:id="list8941315638375278224" text:style-name="L2">
        <text:list-item>
          <text:p text:style-name="P3">Clase Score: guarda el puntaje de un juegador o equipo.</text:p>
        </text:list-item>
        <text:list-item>
          <text:p text:style-name="P3">Interfaz CanHaveScore: se creo para declarar clases capaces de tener puntos.</text:p>
        </text:list-item>
        <text:list-item>
          <text:p text:style-name="P3">Los states de los juegos posibles de llamar en una partida. Todas las instacias de truco y envido.</text:p>
        </text:list-item>
        <text:list-item>
          <text:p text:style-name="P3">Un test que simula una mano normal sin envido ni truco.</text:p>
        </text:list-item>
        <text:list-item>
          <text:p text:style-name="P4">Nuevas exepciones para el control del juego.</text:p>
        </text:list-item>
        <text:list-item>
          <text:p text:style-name="P5">Interfaz Games. Implentada por todos los tipos de juego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5-11-25T15:38:52.323803911</meta:creation-date>
    <dc:date>2015-11-25T16:28:10.036576825</dc:date>
    <dc:creator>Lucas </dc:creator>
    <meta:editing-duration>PT18M57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1" meta:paragraph-count="9" meta:word-count="84" meta:character-count="477" meta:non-whitespace-character-count="408"/>
  </office:meta>
</office:document-meta>
</file>